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5-10-09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5-07-1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5-04-14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5-01-2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4-10-21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4-07-02 20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4-04-03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4-01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3-10-20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3-07-20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2544" calcext:value-type="float">
            <text:p>15.78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3-04-12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3-01-25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2-10-1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2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2-04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7656" calcext:value-type="float">
            <text:p>12.4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2-01-12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1-10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18464" calcext:value-type="float">
            <text:p>13.6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1-07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1-04-28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1-01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0-10-13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0-07-27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4592" calcext:value-type="float">
            <text:p>15.4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0-04-2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20-01-1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9-10-29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9-07-3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9-04-01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9-01-14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8-10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8-04-26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8-01-0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7-07-31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7-04-1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7-01-23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6-10-2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6-07-21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6-01-25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5-10-2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5-07-13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5-04-23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5-01-2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4-10-13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1808" calcext:value-type="float">
            <text:p>12.9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4-07-28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4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4-01-09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3-07-25 2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64056" calcext:value-type="float">
            <text:p>14.16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3-04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3-01-29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2-10-0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8104" calcext:value-type="float">
            <text:p>14.54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2-04-06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2-01-24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1-10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1-07-25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1-04-12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1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0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10-0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9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9-08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9-04-09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9-01-1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8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8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3824" calcext:value-type="float">
            <text:p>14.5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8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8-0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7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7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28192" calcext:value-type="float">
            <text:p>13.72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7-04-0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7-01-08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6-10-06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6-07-03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7544" calcext:value-type="float">
            <text:p>13.87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6-04-07 0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6-01-12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5-10-11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5-07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7584" calcext:value-type="float">
            <text:p>14.1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5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8616" calcext:value-type="float">
            <text:p>12.5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5-01-07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4-10-18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4-07-19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848" calcext:value-type="float">
            <text:p>14.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4-04-23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4-01-28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3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3-04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3-0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2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2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3248" calcext:value-type="float">
            <text:p>13.0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2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1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1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0-1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0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0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124" calcext:value-type="float">
            <text:p>13.73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2000-0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9-0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8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8-07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8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8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7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7-07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7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7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6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6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6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5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5-04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4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4-10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4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4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4-0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3-10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3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5016" calcext:value-type="float">
            <text:p>14.2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2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27224" calcext:value-type="float">
            <text:p>15.1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2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2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4504" calcext:value-type="float">
            <text:p>12.4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1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1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0-10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0-07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0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9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9-1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9-07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6744" calcext:value-type="float">
            <text:p>15.0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9-04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348" calcext:value-type="float">
            <text:p>12.6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8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7-10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7-05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6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5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5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5-04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4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4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3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2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2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1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1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1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0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8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8-11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8-05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8056" calcext:value-type="float">
            <text:p>11.8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8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7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7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5288" calcext:value-type="float">
            <text:p>14.1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7-0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7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6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6-08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6-05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6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5-07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5-04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5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4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4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4-04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3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3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3-0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2-10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2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1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1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0-11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0-07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0-04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70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9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9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9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9-0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8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8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8-04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4488" calcext:value-type="float">
            <text:p>11.5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7-05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7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6-1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6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6-02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5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2976" calcext:value-type="float">
            <text:p>13.1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5-05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5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4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4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4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4-0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3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3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3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3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2-12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6564</text:p>
          </table:table-cell>
          <table:table-cell office:value-type="string" calcext:value-type="string">
            <text:p>07S/02W-04BDA</text:p>
          </table:table-cell>
          <table:table-cell office:value-type="string" calcext:value-type="string">
            <text:p>1962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" meta:object-count="0"/>
    <meta:user-defined meta:name="AppVersion">3.0</meta:user-defined>
  </office:meta>
</office:document-meta>
</file>